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3.794cm" svg:y="8.493cm">
          <text:p text:style-name="P1"><text:span text:style-name="T1">SingleVort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8.874cm" svg:y="7.731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6.715cm">
          <text:p text:style-name="P1"><text:span text:style-name="T1">Src_2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7.731cm">
          <text:p text:style-name="P1"><text:span text:style-name="T1">Src_3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8.747cm">
          <text:p text:style-name="P1"><text:span text:style-name="T1">Src_n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5.953cm" svg:y="2.27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3.319cm" svg:y="6.715cm">
          <text:p text:style-name="P1"><text:span text:style-name="T1">Src_2d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.381cm" svg:y="2.27cm">
          <text:p text:style-name="P1"><text:span text:style-name="T1">amr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2.27cm">
          <text:p text:style-name="P1"><text:span text:style-name="T1">Boundary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3.286cm">
          <text:p text:style-name="P1"><text:span text:style-name="T1">Bas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1.254cm">
          <text:p text:style-name="P1"><text:span text:style-name="T1">AmrCor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0.762cm" svg:x="4.302cm" svg:y="5.064cm">
          <text:p text:style-name="P1"><text:span text:style-name="T1">Tutorials/Amr/Advection_AmrCor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3.794cm" svg:y="6.842cm">
          <text:p text:style-name="P1"><text:span text:style-name="T1">Exec/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29cm" svg:y1="2.651cm" svg:x2="5.953cm" svg:y2="2.651cm">
          <text:p/>
        </draw:line>
        <draw:line draw:style-name="gr2" draw:text-style-name="P1" draw:layer="layout" svg:x1="9.001cm" svg:y1="2.651cm" svg:x2="10.398cm" svg:y2="2.651cm">
          <text:p/>
        </draw:line>
        <draw:line draw:style-name="gr2" draw:text-style-name="P1" draw:layer="layout" svg:x1="9.509cm" svg:y1="3.667cm" svg:x2="10.398cm" svg:y2="3.667cm">
          <text:p/>
        </draw:line>
        <draw:line draw:style-name="gr2" draw:text-style-name="P1" draw:layer="layout" svg:x1="9.509cm" svg:y1="1.635cm" svg:x2="10.398cm" svg:y2="1.635cm">
          <text:p/>
        </draw:line>
        <draw:line draw:style-name="gr3" draw:text-style-name="P1" draw:layer="layout" svg:x1="9.509cm" svg:y1="1.635cm" svg:x2="9.509cm" svg:y2="3.667cm">
          <text:p/>
        </draw:line>
        <draw:line draw:style-name="gr2" draw:text-style-name="P1" draw:layer="layout" svg:x1="11.922cm" svg:y1="8.112cm" svg:x2="13.319cm" svg:y2="8.112cm">
          <text:p/>
        </draw:line>
        <draw:line draw:style-name="gr2" draw:text-style-name="P1" draw:layer="layout" svg:x1="12.43cm" svg:y1="9.128cm" svg:x2="13.319cm" svg:y2="9.128cm">
          <text:p/>
        </draw:line>
        <draw:line draw:style-name="gr2" draw:text-style-name="P1" draw:layer="layout" svg:x1="12.43cm" svg:y1="7.096cm" svg:x2="13.319cm" svg:y2="7.096cm">
          <text:p/>
        </draw:line>
        <draw:line draw:style-name="gr3" draw:text-style-name="P1" draw:layer="layout" svg:x1="12.43cm" svg:y1="7.096cm" svg:x2="12.43cm" svg:y2="9.128cm">
          <text:p/>
        </draw:line>
        <draw:line draw:style-name="gr3" draw:text-style-name="P1" draw:layer="layout" svg:x1="2.778cm" svg:y1="3.032cm" svg:x2="2.778cm" svg:y2="5.445cm">
          <text:p/>
        </draw:line>
        <draw:line draw:style-name="gr2" draw:text-style-name="P1" draw:layer="layout" svg:x1="5.318cm" svg:y1="5.826cm" svg:x2="5.318cm" svg:y2="6.842cm">
          <text:p/>
        </draw:line>
        <draw:line draw:style-name="gr2" draw:text-style-name="P1" draw:layer="layout" svg:x1="5.318cm" svg:y1="7.604cm" svg:x2="5.318cm" svg:y2="8.493cm">
          <text:p/>
        </draw:line>
        <draw:line draw:style-name="gr2" draw:text-style-name="P1" draw:layer="layout" svg:x1="10.398cm" svg:y1="5.826cm" svg:x2="10.398cm" svg:y2="7.731cm">
          <text:p/>
        </draw:line>
        <draw:line draw:style-name="gr2" draw:text-style-name="P1" draw:layer="layout" svg:x1="2.778cm" svg:y1="5.445cm" svg:x2="4.302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6:23:38.328567240</meta:creation-date>
    <dc:date>2017-06-16T16:33:46.983381866</dc:date>
    <meta:editing-duration>PT4M54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